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636cm"/>
    </style:style>
    <style:style style:name="P1" style:family="paragraph">
      <loext:graphic-properties draw:fill-color="#ffffff"/>
      <style:text-properties fo:font-size="32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2" style:family="text">
      <style:text-properties fo:font-size="32pt"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urp Session Handling Rules</text:span></text:p>
            <text:p><text:span text:style-name="T2">OWASP Stammtisch, 10.12.2015</text:span></text:p>
            <text:p><text:span text:style-name="T2">Thomas Patz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3" draw:layer="layout" svg:width="25.199cm" svg:height="13.886cm" svg:x="1.4cm" svg:y="4.914cm" presentation:class="outline">
          <draw:text-box>
            <text:list text:style-name="L2">
              <text:list-item>
                <text:p><text:span text:style-name="T3">Motivation/Overview</text:span></text:p>
              </text:list-item>
              <text:list-item>
                <text:p><text:span text:style-name="T3">Building and Debugging Session Handling Rules</text:span></text:p>
              </text:list-item>
              <text:list-item>
                <text:p><text:span text:style-name="T3">Use Case: Keep Login Session</text:span></text:p>
              </text:list-item>
              <text:list-item>
                <text:p><text:span text:style-name="T3">Use Case: CSRF Tokens</text:span></text:p>
              </text:list-item>
              <text:list-item>
                <text:p><text:span text:style-name="T3">Use Case: Workflows</text:span></text:p>
              </text:list-item>
              <text:list-item>
                <text:p><text:span text:style-name="T3">Use Case: Deletion of Generated Data</text:span></text:p>
              </text:list-item>
              <text:list-item>
                <text:p><text:span text:style-name="T3">Complex Rules with Extender AP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16cm" svg:y="0.804cm" presentation:class="title" presentation:user-transformed="true">
          <draw:text-box>
            <text:p><text:span text:style-name="T3">Motivation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odern web applications can be quite complex</text:span></text:p>
              </text:list-item>
              <text:list-item>
                <text:p xml:id="id1" text:id="id1"><text:span text:style-name="T3">Requests require a login session</text:span></text:p>
              </text:list-item>
              <text:list-item>
                <text:p xml:id="id2" text:id="id2"><text:span text:style-name="T3">A request requires data from previous responses (e.g. CSRF tokens)</text:span></text:p>
              </text:list-item>
              <text:list-item>
                <text:p xml:id="id3" text:id="id3"><text:span text:style-name="T3">Data received in a particular request can be processed some requests later (e.g. checkout process in webshops)</text:span></text:p>
              </text:list-item>
              <text:list-item>
                <text:p xml:id="id4" text:id="id4"><text:span text:style-name="T3">Requirement for unique names/IDs in creation requests</text:span></text:p>
              </text:list-item>
              <text:list-item>
                <text:p xml:id="id5" text:id="id5"><text:span text:style-name="T3">Fuzzing generates a lot of displayed data and slows down the appli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rp Session Handling Concepts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xml:id="id6" text:id="id6">Macros</text:p>
              </text:list-item>
            </text:list>
            <text:list text:style-name="L3">
              <text:list-item>
                <text:list>
                  <text:list-item>
                    <text:p xml:id="id7" text:id="id7">Sequence of requests</text:p>
                  </text:list-item>
                  <text:list-item>
                    <text:p xml:id="id8" text:id="id8">Definition of source and destination of parameter values</text:p>
                  </text:list-item>
                </text:list>
              </text:list-item>
            </text:list>
            <text:list text:style-name="L4">
              <text:list-item>
                <text:p xml:id="id9" text:id="id9">Cookie Jar</text:p>
              </text:list-item>
              <text:list-item>
                <text:p xml:id="id10" text:id="id10">Session Handling Rules</text:p>
              </text:list-item>
            </text:list>
            <text:list text:style-name="L3">
              <text:list-item>
                <text:list>
                  <text:list-item>
                    <text:p xml:id="id11" text:id="id11">Scope: tools, URLs and parameters (optional)</text:p>
                  </text:list-item>
                  <text:list-item>
                    <text:p xml:id="id12" text:id="id12">Actions:</text:p>
                    <text:list>
                      <text:list-item>
                        <text:p xml:id="id13" text:id="id13">Set cookies or parameters</text:p>
                      </text:list-item>
                      <text:list-item>
                        <text:p xml:id="id14" text:id="id14">Run macros before and after request</text:p>
                      </text:list-item>
                      <text:list-item>
                        <text:p xml:id="id15" text:id="id15">Check session validity and restore login sessions</text:p>
                      </text:list-item>
                      <text:list-item>
                        <text:p xml:id="id16" text:id="id16">Prompt user to perform actions</text:p>
                      </text:list-item>
                      <text:list-item>
                        <text:p xml:id="id17" text:id="id17">Run custom cod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xml:id="id18" text:id="id18">Session handling tracer: debugging tool for session handling ru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Case: CSRF Tokens</text:p>
          </draw:text-box>
        </draw:frame>
        <draw:frame presentation:style-name="pr7" draw:layer="layout" svg:width="25.199cm" svg:height="13.886cm" svg:x="1.4cm" svg:y="4.914cm" presentation:class="outline">
          <draw:text-box>
            <text:list text:style-name="L2">
              <text:list-item>
                <text:p>Challenge: CSRF token must match and be submitted with each POST request</text:p>
              </text:list-item>
              <text:list-item>
                <text:p xml:id="id19" text:id="id19">Solution:</text:p>
                <text:list>
                  <text:list-item>
                    <text:p xml:id="id20" text:id="id20">Capture request with form containing CSRF token</text:p>
                  </text:list-item>
                  <text:list-item>
                    <text:p xml:id="id21" text:id="id21">Create “Run a Macro” session handling rule</text:p>
                    <text:list>
                      <text:list-item>
                        <text:p xml:id="id22" text:id="id22">Scope to CSRF token parameter</text:p>
                      </text:list-item>
                      <text:list-item>
                        <text:p xml:id="id23" text:id="id23">Only update CSRF token in current requ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Case: Keep Login Session</text:p>
          </draw:text-box>
        </draw:frame>
        <draw:frame presentation:style-name="pr4" draw:layer="layout" svg:width="25.199cm" svg:height="13.886cm" svg:x="1.417cm" svg:y="4.914cm" presentation:class="outline" presentation:user-transformed="true">
          <draw:text-box>
            <text:list text:style-name="L2">
              <text:list-item>
                <text:p>Challenge: web application terminates login session with probability of 5%</text:p>
              </text:list-item>
              <text:list-item>
                <text:p xml:id="id24" text:id="id24">Solution:</text:p>
                <text:list>
                  <text:list-item>
                    <text:p xml:id="id25" text:id="id25">Capture login request in macro</text:p>
                  </text:list-item>
                  <text:list-item>
                    <text:p xml:id="id26" text:id="id26">Create “Check Session is Valid” rule</text:p>
                    <text:list>
                      <text:list-item>
                        <text:p xml:id="id27" text:id="id27">Issue current request</text:p>
                      </text:list-item>
                      <text:list-item>
                        <text:p xml:id="id28" text:id="id28">Check response body for user name (session valid)</text:p>
                      </text:list-item>
                      <text:list-item>
                        <text:p xml:id="id29" text:id="id29">OR: Check redirection target for login URL (session invalid)</text:p>
                      </text:list-item>
                      <text:list-item>
                        <text:p xml:id="id30" text:id="id30">Run captured macro on session invalidit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Case: Workflows</text:p>
          </draw:text-box>
        </draw:frame>
        <draw:frame presentation:style-name="pr7" draw:layer="layout" svg:width="25.199cm" svg:height="13.886cm" svg:x="1.4cm" svg:y="4.914cm" presentation:class="outline">
          <draw:text-box>
            <text:list text:style-name="L2">
              <text:list-item>
                <text:p>Challenge: Multiple request until final processing appears</text:p>
              </text:list-item>
              <text:list-item>
                <text:p xml:id="id31" text:id="id31">Solution:</text:p>
                <text:list>
                  <text:list-item>
                    <text:p xml:id="id32" text:id="id32">Execute all requests until fuzzed one with macro</text:p>
                  </text:list-item>
                  <text:list-item>
                    <text:p xml:id="id33" text:id="id33">Finalize workflow with “Run a Post-Request Macro” that returns current request</text:p>
                  </text:list-item>
                  <text:list-item>
                    <text:p xml:id="id34" text:id="id34">Define a tight scope (URL, parameter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Use Case: Deletion of Inserted Data </text:p>
          </draw:text-box>
        </draw:frame>
        <draw:frame presentation:style-name="pr7" draw:layer="layout" svg:width="25.199cm" svg:height="13.886cm" svg:x="1.4cm" svg:y="4.914cm" presentation:class="outline">
          <draw:text-box>
            <text:list text:style-name="L2">
              <text:list-item>
                <text:p>Challenge: Only 10 entries allowed, “add” should be fuzzed.</text:p>
              </text:list-item>
              <text:list-item>
                <text:p xml:id="id35" text:id="id35">Solution: delete just added record afterwards</text:p>
                <text:list>
                  <text:list-item>
                    <text:p xml:id="id36" text:id="id36">Post-request macro that extracts object id and performs deletion workflow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ssion Handling with Extender API</text:p>
          </draw:text-box>
        </draw:frame>
        <draw:frame presentation:style-name="pr7" draw:layer="layout" svg:width="25.199cm" svg:height="13.886cm" svg:x="1.4cm" svg:y="4.914cm" presentation:class="outline">
          <draw:text-box>
            <text:list text:style-name="L2">
              <text:list-item>
                <text:p>ISessionHandlingAction</text:p>
                <text:list>
                  <text:list-item>
                    <text:p>Execution after session handling actions</text:p>
                  </text:list-item>
                  <text:list-item>
                    <text:p>Can change current request</text:p>
                  </text:list-item>
                  <text:list-item>
                    <text:p>Gets previously executed macro request and response</text:p>
                  </text:list-item>
                </text:list>
              </text:list-item>
              <text:list-item>
                <text:p>IHttpListener</text:p>
                <text:list>
                  <text:list-item>
                    <text:p>Useful for extraction of data from arbitrary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amples for Usage of Extender API</text:p>
          </draw:text-box>
        </draw:frame>
        <draw:frame presentation:style-name="pr7" draw:layer="layout" svg:width="25.199cm" svg:height="13.886cm" svg:x="1.4cm" svg:y="4.914cm" presentation:class="outline">
          <draw:text-box>
            <text:list text:style-name="L2">
              <text:list-item>
                <text:p>Randomizer</text:p>
                <text:list>
                  <text:list-item>
                    <text:p>Randomizes parts of requests, e.g. to create unique names</text:p>
                  </text:list-item>
                  <text:list-item>
                    <text:p><text:a xlink:href="https://github.com/thomaspatzke/Burp-Randomizer" xlink:type="simple">https://github.com/thomaspatzke/Burp-Randomizer</text:a></text:p>
                  </text:list-item>
                </text:list>
              </text:list-item>
              <text:list-item>
                <text:p>CSRFToken.py</text:p>
                <text:list>
                  <text:list-item>
                    <text:p>Watches responses for CSRF tokens that are used later</text:p>
                  </text:list-item>
                  <text:list-item>
                    <text:p><text:a xlink:href="https://gist.github.com/thomaspatzke/386098fb7348606b295a" xlink:type="simple">https://gist.github.com/thomaspatzke/386098fb7348606b295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7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86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23:44:40.986000000</meta:creation-date>
    <dc:date>2015-11-21T22:21:08.841000000</dc:date>
    <meta:editing-duration>P2DT23H58M33S</meta:editing-duration>
    <meta:editing-cycles>51</meta:editing-cycles>
    <meta:generator>LibreOffice/5.0.3.2$Windows_x86 LibreOffice_project/e5f16313668ac592c1bfb310f4390624e3dbfb75</meta:generator>
    <meta:document-statistic meta:object-count="60"/>
  </office:meta>
</office:document-meta>
</file>